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A0000015260988F449A10A9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1" svg:x="2.025cm" svg:y="21.9cm" svg:width="15.974cm" svg:height="4.99cm" draw:z-index="3">
        <draw:image xlink:href="Pictures/100000000000043A0000015260988F449A10A954.png" xlink:type="simple" xlink:show="embed" xlink:actuate="onLoad" loext:mime-type="image/png"/>
      </draw:frame>
      <draw:frame draw:style-name="fr1" draw:name="Image3" text:anchor-type="page" text:anchor-page-number="1" svg:x="2.228cm" svg:y="15.702cm" svg:width="15.974cm" svg:height="4.99cm" draw:z-index="2">
        <draw:image xlink:href="Pictures/100000000000043A0000015260988F449A10A954.png" xlink:type="simple" xlink:show="embed" xlink:actuate="onLoad" loext:mime-type="image/png"/>
      </draw:frame>
      <draw:frame draw:style-name="fr1" draw:name="Image1" text:anchor-type="page" text:anchor-page-number="1" svg:x="2.189cm" svg:y="9.553cm" svg:width="15.974cm" svg:height="4.99cm" draw:z-index="1">
        <draw:image xlink:href="Pictures/100000000000043A0000015260988F449A10A954.png" xlink:type="simple" xlink:show="embed" xlink:actuate="onLoad" loext:mime-type="image/png"/>
      </draw:frame>
      <draw:frame draw:style-name="fr1" draw:name="Image2" text:anchor-type="page" text:anchor-page-number="1" svg:x="2.514cm" svg:y="3.542cm" svg:width="15.974cm" svg:height="4.99cm" draw:z-index="0">
        <draw:image xlink:href="Pictures/100000000000043A0000015260988F449A10A954.png" xlink:type="simple" xlink:show="embed" xlink:actuate="onLoad" loext:mime-type="image/png"/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0:34:26.805921046</meta:creation-date>
    <dc:date>2021-11-30T10:35:57.721817371</dc:date>
    <meta:editing-duration>PT1M31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